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1" svg:font-family="Roboto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2" svg:font-family="Roboto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margin-top="0in" fo:margin-bottom="0.0835in" loext:contextual-spacing="false" fo:line-height="100%"/>
    </style:style>
    <style:style style:name="P3" style:family="paragraph" style:parent-style-name="Standard" style:list-style-name="WWNum5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" style:family="paragraph" style:parent-style-name="Standard" style:list-style-name="WWNum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5" style:family="paragraph" style:parent-style-name="Standard" style:list-style-name="WWNum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6" style:family="paragraph" style:parent-style-name="Standard" style:list-style-name="WWNum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7" style:family="paragraph" style:parent-style-name="Standard" style:list-style-name="WWNum6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8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9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0" style:family="paragraph" style:parent-style-name="Standard" style:list-style-name="WWNum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1" style:family="paragraph" style:parent-style-name="Standard" style:list-style-name="WWNum6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2" style:family="paragraph" style:parent-style-name="Standard" style:master-page-name="Standard">
      <style:paragraph-properties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fo:color="#00434e" style:font-name="Roboto" fo:font-size="11.5pt" style:font-name-asian="Roboto2" style:font-size-asian="11.5pt" style:font-name-complex="Roboto2" style:font-size-complex="11.5pt"/>
    </style:style>
    <style:style style:name="T3" style:family="text">
      <style:text-properties fo:color="#00434e" style:font-name="Roboto" fo:font-size="11.5pt" style:text-underline-style="solid" style:text-underline-width="auto" style:text-underline-color="font-color" style:font-name-asian="Roboto2" style:font-size-asian="11.5pt" style:font-name-complex="Roboto2" style:font-size-complex="11.5pt"/>
    </style:style>
    <style:style style:name="T4" style:family="text">
      <style:text-properties fo:color="#00434e" style:font-name="Roboto" fo:font-size="11.5pt" fo:font-style="italic" style:font-name-asian="Roboto2" style:font-size-asian="11.5pt" style:font-style-asian="italic" style:font-name-complex="Roboto2" style:font-size-complex="11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(RA02.d) Dada la base de datos relacional de este documento, escoge JUSTIFICADAMENTE la mejor política de borrado para las claves externas indicadas. </text:span></text:p>
      <text:p text:style-name="P1"/>
      <text:p text:style-name="P2"><text:span text:style-name="T2">Sea la siguiente base de datos relacional:</text:span></text:p>
      <text:p text:style-name="P2"><text:span text:style-name="T2">PERSONA(</text:span><text:span text:style-name="T3">dni</text:span><text:span text:style-name="T2">,nombre,dirección) </text:span></text:p>
      <text:list xml:id="list981858446" text:style-name="WWNum5">
        <text:list-item>
          <text:p text:style-name="P3"><text:span text:style-name="T2">En esta tabla se guardan los datos de las personas de interés. </text:span></text:p>
        </text:list-item>
      </text:list>
      <text:p text:style-name="P2"><text:span text:style-name="T2">SOCIO(</text:span><text:span text:style-name="T3">dnisocio</text:span><text:span text:style-name="T2">) </text:span></text:p>
      <text:list xml:id="list2114562681" text:style-name="WWNum1">
        <text:list-item>
          <text:p text:style-name="P8"><text:span text:style-name="T4">SOCIO.dnisocio</text:span><text:span text:style-name="T2"> es clave externa a PERSONA (algunas personas son socios) </text:span></text:p>
        </text:list-item>
      </text:list>
      <text:list xml:id="list3849051227" text:style-name="WWNum3">
        <text:list-item>
          <text:p text:style-name="P4"><text:span text:style-name="T2">En esta tabla se especifica qué personas de interés son socios del club. </text:span></text:p>
        </text:list-item>
      </text:list>
      <text:p text:style-name="P2"><text:span text:style-name="T2">PATRON(</text:span><text:span text:style-name="T3">dnipatron</text:span><text:span text:style-name="T2">) </text:span></text:p>
      <text:list xml:id="list1115388592" text:style-name="WWNum2">
        <text:list-item>
          <text:p text:style-name="P9"><text:span text:style-name="T4">PATRON.dnipatron</text:span><text:span text:style-name="T2"> es clave externa a PERSONA (algunas personas son patrones) </text:span></text:p>
        </text:list-item>
        <text:list-item>
          <text:p text:style-name="P9"><text:span text:style-name="T2">En esta tabla se especifica qué personas de interés son patrones. </text:span></text:p>
        </text:list-item>
        <text:list-item>
          <text:p text:style-name="P5"><text:span text:style-name="T2">Nótese que una persona puede ser socio y patrón a la vez. </text:span></text:p>
        </text:list-item>
      </text:list>
      <text:p text:style-name="P2"><text:span text:style-name="T2">BARCO(</text:span><text:span text:style-name="T3">matricula</text:span><text:span text:style-name="T2">,dnisocio,nombre,amarre,cuota) </text:span></text:p>
      <text:list xml:id="list1477366153" text:style-name="WWNum4">
        <text:list-item>
          <text:p text:style-name="P10"><text:span text:style-name="T4">BARCO.dnisocio</text:span><text:span text:style-name="T2"> es clave externa a SOCIO (socio propietario del barco) </text:span></text:p>
        </text:list-item>
        <text:list-item>
          <text:p text:style-name="P6"><text:span text:style-name="T2">Esta tabla almacena los datos de los barcos y el socio al que pertenece cada uno. </text:span></text:p>
        </text:list-item>
      </text:list>
      <text:p text:style-name="P2"><text:span text:style-name="T2">SALIDA(</text:span><text:span text:style-name="T3">matricula,fecha,hora</text:span><text:span text:style-name="T2">,destino,dnipatron) </text:span></text:p>
      <text:list xml:id="list3826813558" text:style-name="WWNum6">
        <text:list-item>
          <text:p text:style-name="P11"><text:span text:style-name="T4">SALIDA.matricula</text:span><text:span text:style-name="T2"> es clave externa a BARCO (barco en que se realiza la salida) </text:span></text:p>
        </text:list-item>
        <text:list-item>
          <text:p text:style-name="P11"><text:span text:style-name="T4">SALIDA.dnipatron</text:span><text:span text:style-name="T2"> es clave externa a PATRON (patrón que lleva el barco en la salida) </text:span></text:p>
        </text:list-item>
        <text:list-item>
          <text:p text:style-name="P7"><text:span text:style-name="T2">En esta tabla se almacena información sobre las salidas realizadas por cada barco y el patrón que lo lleva en cada ocasión.</text:span></text:p>
        </text:list-item>
      </text:list>
      <text:p text:style-name="P2"><text:span text:style-name="T2">Explica, de forma razonada, si la clave externa </text:span><text:span text:style-name="T4">BARCO.dnisocio</text:span><text:span text:style-name="T2"> puede o no tener nulos, y cuál sería la mejor política de borrado.</text:span></text:p>
      <text:p text:style-name="Standard">dnisocio: no-actión, porque puede haber personas de interés que no sean socios del club además dni también es la clave externa de la tabla PATRÓN.</text:p>
      <text:p text:style-name="Standard"/>
      <text:p text:style-name="Standard">dnipatron:no-action, porque puede haber personas que dejen de ser patrones de un barco pero sí pueden ser socios por ejemplo si tienen un barco y lo venden o si compartían un barco y ya no.</text:p>
      <text:p text:style-name="Standard"/>
      <text:p text:style-name="Standard">dnisocio:no-action, porque puede ser que seas socio pero vendas tu barco o lo cambies por otro y no por eso dejas de ser socio o persona de interés.</text:p>
      <text:p text:style-name="Standard"><text:soft-page-break/></text:p>
      <text:p text:style-name="Standard">matrícula:no-action, porque podemos borrar la salida de de un barco pero eso no significa que el barco se deba eliminar.</text:p>
      <text:p text:style-name="Standard"/>
      <text:p text:style-name="Standard">dnipatron: no-action, porque el eliminar una salida no tiene relación con que un patrón deje de serlo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1" svg:font-family="Roboto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2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00434e" fo:font-size="11.5pt" style:text-underline-style="none" style:font-name-asian="Roboto2" style:font-family-asian="Roboto" style:font-family-generic-asian="system" style:font-pitch-asian="variable" style:font-size-asian="11.5pt" style:font-name-complex="Roboto2" style:font-family-complex="Roboto" style:font-family-generic-complex="system" style:font-pitch-complex="variable" style:font-size-complex="11.5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00434e" fo:font-size="11.5pt" style:text-underline-style="none" style:font-name-asian="Roboto2" style:font-family-asian="Roboto" style:font-family-generic-asian="system" style:font-pitch-asian="variable" style:font-size-asian="11.5pt" style:font-name-complex="Roboto2" style:font-family-complex="Roboto" style:font-family-generic-complex="system" style:font-pitch-complex="variable" style:font-size-complex="11.5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00434e" fo:font-size="11.5pt" style:text-underline-style="none" style:font-name-asian="Roboto2" style:font-family-asian="Roboto" style:font-family-generic-asian="system" style:font-pitch-asian="variable" style:font-size-asian="11.5pt" style:font-name-complex="Roboto2" style:font-family-complex="Roboto" style:font-family-generic-complex="system" style:font-pitch-complex="variable" style:font-size-complex="11.5pt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00434e" fo:font-size="11.5pt" style:text-underline-style="none" style:font-name-asian="Roboto2" style:font-family-asian="Roboto" style:font-family-generic-asian="system" style:font-pitch-asian="variable" style:font-size-asian="11.5pt" style:font-name-complex="Roboto2" style:font-family-complex="Roboto" style:font-family-generic-complex="system" style:font-pitch-complex="variable" style:font-size-complex="11.5pt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color="#00434e" fo:font-size="11.5pt" style:text-underline-style="none" style:font-name-asian="Roboto2" style:font-family-asian="Roboto" style:font-family-generic-asian="system" style:font-pitch-asian="variable" style:font-size-asian="11.5pt" style:font-name-complex="Roboto2" style:font-family-complex="Roboto" style:font-family-generic-complex="system" style:font-pitch-complex="variable" style:font-size-complex="11.5pt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color="#00434e" fo:font-size="11.5pt" style:text-underline-style="none" style:font-name-asian="Roboto2" style:font-family-asian="Roboto" style:font-family-generic-asian="system" style:font-pitch-asian="variable" style:font-size-asian="11.5pt" style:font-name-complex="Roboto2" style:font-family-complex="Roboto" style:font-family-generic-complex="system" style:font-pitch-complex="variable" style:font-size-complex="11.5pt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1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1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1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1"/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1"/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1"/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4" meta:word-count="335" meta:character-count="2039" meta:non-whitespace-character-count="1723"/>
    <meta:generator>LibreOfficeDev/6.0.5.2$Linux_X86_64 LibreOffice_project/</meta:generator>
  </office:meta>
</office:document-meta>
</file>